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Type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Type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DocType( String root_name , String system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DocType( String root_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DocType( String root_name , String public_id , String system_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Type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Type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